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b9f02"/>
    </style:style>
    <style:style style:name="P2" style:family="paragraph" style:parent-style-name="Standard">
      <style:text-properties officeooo:paragraph-rsid="001cfecd"/>
    </style:style>
    <style:style style:name="P3" style:family="paragraph" style:parent-style-name="Standard">
      <style:text-properties officeooo:paragraph-rsid="001e982b"/>
    </style:style>
    <style:style style:name="P4" style:family="paragraph" style:parent-style-name="Standard">
      <style:text-properties fo:color="#ce181e" fo:font-weight="bold" officeooo:paragraph-rsid="001b9f02" style:font-weight-asian="bold" style:font-weight-complex="bold"/>
    </style:style>
    <style:style style:name="P5" style:family="paragraph" style:parent-style-name="Standard">
      <style:text-properties officeooo:paragraph-rsid="001f8376"/>
    </style:style>
    <style:style style:name="P6" style:family="paragraph" style:parent-style-name="Standard">
      <style:text-properties fo:font-style="italic" officeooo:rsid="001e982b" officeooo:paragraph-rsid="001e982b" style:font-style-asian="italic" style:font-style-complex="italic"/>
    </style:style>
    <style:style style:name="P7" style:family="paragraph" style:parent-style-name="Standard">
      <style:text-properties fo:font-style="italic" officeooo:rsid="001e982b" officeooo:paragraph-rsid="001f8376" style:font-style-asian="italic" style:font-style-complex="italic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</style:style>
    <style:style style:name="T1" style:family="text">
      <style:text-properties officeooo:rsid="001cfec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e982b" style:font-style-asian="italic" style:font-style-complex="italic"/>
    </style:style>
    <style:style style:name="T4" style:family="text">
      <style:text-properties fo:font-style="italic" officeooo:rsid="001f8376" style:font-style-asian="italic" style:font-style-complex="italic"/>
    </style:style>
    <style:style style:name="T5" style:family="text">
      <style:text-properties officeooo:rsid="001e982b"/>
    </style:style>
    <style:style style:name="T6" style:family="text">
      <style:text-properties officeooo:rsid="0021d724"/>
    </style:style>
    <style:style style:name="T7" style:family="text">
      <style:text-properties officeooo:rsid="00230c5a"/>
    </style:style>
    <style:style style:name="gr1" style:family="graphic">
      <style:graphic-properties svg:stroke-color="#000000" draw:fill="none" draw:textarea-vertical-align="middle" draw:auto-grow-height="false" fo:min-height="3.6346in" fo:min-width="0.0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textarea-vertical-align="middle" draw:auto-grow-height="false" fo:min-height="2.0543in" fo:min-width="0.0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none" draw:textarea-vertical-align="middle" draw:auto-grow-height="false" fo:min-height="0.4256in" fo:min-width="0.0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1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="none" draw:textarea-vertical-align="middle" draw:auto-grow-height="false" fo:min-height="1.6299in" fo:min-width="0.0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7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="none" draw:textarea-vertical-align="middle" draw:auto-grow-height="false" fo:min-height="0.9783in" fo:min-width="0.0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="none" draw:textarea-vertical-align="middle" draw:auto-grow-height="false" fo:min-height="0.7575in" fo:min-width="0.0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fill="none" draw:textarea-vertical-align="middle" draw:auto-grow-height="false" fo:min-height="0.4453in" fo:min-width="0.0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000000" draw:fill="none" draw:textarea-vertical-align="middle" draw:auto-grow-height="false" fo:min-height="0.7091in" fo:min-width="0.0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000000" draw:fill="none" draw:textarea-vertical-align="middle" draw:auto-grow-height="false" fo:min-height="0.7752in" fo:min-width="0.0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000000" draw:fill="none" draw:textarea-vertical-align="middle" draw:auto-grow-height="false" fo:min-height="1.278in" fo:min-width="0.0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9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dash" draw:stroke-dash="Fine_20_Dotted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color="#000000" draw:fill="none" draw:textarea-vertical-align="middle" draw:auto-grow-height="false" fo:min-height="0.5634in" fo:min-width="0.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custom-shape text:anchor-type="paragraph" draw:z-index="0" draw:name="Shape1" draw:style-name="gr1" draw:text-style-name="P8" svg:width="0.2606in" svg:height="3.8335in" svg:x="5.0445in" svg:y="0.1362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age<text:tab/></text:p>
      <text:p text:style-name="P1">driver_arranged_advance<text:tab/></text:p>
      <text:p text:style-name="P1">hivpositive<text:tab/></text:p>
      <text:p text:style-name="P1">partner_permission<text:tab/></text:p>
      <text:p text:style-name="P4">childdeath<text:tab/></text:p>
      <text:p text:style-name="P1">first_visit_wk<text:tab/>abortions<text:tab/></text:p>
      <text:p text:style-name="P1">breech<text:tab/>cardiac_disease<text:tab/></text:p>
      <text:p text:style-name="P1">diabetes<text:tab/></text:p>
      <text:p text:style-name="P1">high_bp<text:tab/></text:p>
      <text:p text:style-name="P1"><draw:frame text:anchor-type="paragraph" draw:z-index="1" draw:name="Shape2" draw:style-name="gr2" draw:text-style-name="P9" svg:width="1.9689in" svg:height="0.6043in" svg:x="5.4402in" svg:y="0.0256in"><draw:text-box><text:p>Variables from DTREE original data</text:p></draw:text-box></draw:frame>macrosomia<text:tab/></text:p>
      <text:p text:style-name="P1">parity<text:tab/></text:p>
      <text:p text:style-name="P1">previous_eclampsia<text:tab/></text:p>
      <text:p text:style-name="P1">previous_perineal_tear<text:tab/></text:p>
      <text:p text:style-name="P1">previous_placenta_previa<text:tab/></text:p>
      <text:p text:style-name="P1">previous_pph<text:tab/>previous_prolonged_labor<text:tab/></text:p>
      <text:p text:style-name="P1">previous_retained_placenta<text:tab/></text:p>
      <text:p text:style-name="P1">previous_vacuum<text:tab/></text:p>
      <text:p text:style-name="P1">prior_c_section<text:tab/></text:p>
      <text:p text:style-name="P1">sickle_cell<text:tab/></text:p>
      <text:p text:style-name="P1">stillbirths<text:tab/></text:p>
      <text:p text:style-name="P3">twins</text:p>
      <text:p text:style-name="P3"/>
      <text:p text:style-name="P3"><text:tab/></text:p>
      <text:p text:style-name="P3"><draw:custom-shape text:anchor-type="paragraph" draw:z-index="2" draw:name="Shape1" draw:style-name="gr3" draw:text-style-name="P8" svg:width="0.2606in" svg:height="2.1669in" svg:x="5.0445in" svg:y="0.0193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3">home_ct<text:tab/>- <text:span text:style-name="T2"><text:s/></text:span><text:span text:style-name="T3">number of cell phone users that we</text:span></text:p>
      <text:p text:style-name="P6"><text:tab/><text:tab/> categorise <text:s/>have this Shehia as home, </text:p>
      <text:p text:style-name="P6"><draw:frame text:anchor-type="paragraph" draw:z-index="3" draw:name="Shape3" draw:style-name="gr4" draw:text-style-name="P9" svg:width="1.6697in" svg:height="0.576in" svg:x="5.6047in" svg:y="0.111in"><draw:text-box><text:p>Created for each shehia from NLAB cell phone data</text:p></draw:text-box></draw:frame><text:tab/><text:tab/>defined as a person being in shehia </text:p>
      <text:p text:style-name="P6"><text:tab/><text:tab/>(cell phone active) between 10pm to 6am</text:p>
      <text:p text:style-name="P1">avg_trans_sent – <text:span text:style-name="T4">average amount one person in Shehia sends</text:span></text:p>
      <text:p text:style-name="P5">avg_contacts<text:tab/>- <text:span text:style-name="T5">a</text:span><text:span text:style-name="T3">verage </text:span><text:span text:style-name="T4">number of mobile </text:span><text:span text:style-name="T3">contact of everyone </text:span></text:p>
      <text:p text:style-name="P7"><text:tab/><text:tab/>who lives in Shehia</text:p>
      <text:p text:style-name="P5">avg_sent_overall_trans – <text:span text:style-name="T4">average proportion of </text:span></text:p>
      <text:p text:style-name="P5"><text:span text:style-name="T4"><text:tab/><text:tab/><text:tab/>(value of sent transaction)/(value of all transactions)</text:span><text:tab/></text:p>
      <text:p text:style-name="P5">avg_trans_received– <text:span text:style-name="T4">average amount one person in Shehia receives</text:span></text:p>
      <text:p text:style-name="P3"/>
      <text:p text:style-name="P3"><draw:frame text:anchor-type="paragraph" draw:z-index="5" draw:name="Shape3" draw:style-name="gr6" draw:text-style-name="P9" svg:width="1.635in" svg:height="1.1512in" svg:x="5.4827in" svg:y="0.0217in"><draw:text-box><text:p>Population of each Shehiafrom https://www.citypopulation.de/en/tanzania/zanzibar/admin/data</text:p></draw:text-box></draw:frame><text:tab/></text:p>
      <text:p text:style-name="P3"><draw:custom-shape text:anchor-type="paragraph" draw:z-index="4" draw:name="Shape1" draw:style-name="gr5" draw:text-style-name="P8" svg:width="0.2606in" svg:height="0.448in" svg:x="5.0547in" svg:y="0.0799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1">population_2002<text:tab/></text:p>
      <text:p text:style-name="P1">population_2012<text:tab/></text:p>
      <text:p text:style-name="P1"/>
      <text:p text:style-name="P1"><draw:custom-shape text:anchor-type="paragraph" draw:z-index="6" draw:name="Shape1" draw:style-name="gr7" draw:text-style-name="P8" svg:width="0.2606in" svg:height="1.7189in" svg:x="5.1173in" svg:y="0.1154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1">district_Chake Chake<text:tab/></text:p>
      <text:p text:style-name="P2">district_Kaskazini A<text:tab/></text:p>
      <text:p text:style-name="P2"><draw:frame text:anchor-type="paragraph" draw:z-index="7" draw:name="Shape3" draw:style-name="gr4" draw:text-style-name="P9" svg:width="1.4276in" svg:height="0.576in" svg:x="5.5346in" svg:y="0.1654in"><draw:text-box><text:p>One hot encoding for district (from dtree data)</text:p></draw:text-box></draw:frame>district_Kaskazini B<text:tab/></text:p>
      <text:p text:style-name="P2">district_Kati<text:tab/></text:p>
      <text:p text:style-name="P2">district_Kusini<text:tab/></text:p>
      <text:p text:style-name="P2">district_Magharibi<text:tab/></text:p>
      <text:p text:style-name="P2">district_Micheweni<text:tab/></text:p>
      <text:p text:style-name="P2">district_Mkoani<text:tab/></text:p>
      <text:p text:style-name="P2">district_Wete<text:tab/></text:p>
      <text:p text:style-name="P2"/>
      <text:p text:style-name="P2"><draw:custom-shape text:anchor-type="paragraph" draw:z-index="9" draw:name="Shape1" draw:style-name="gr9" draw:text-style-name="P8" svg:width="0.2606in" svg:height="1.0315in" svg:x="5.2319in" svg:y="0.1146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oft-page-break/>previous_delivery_location_<text:tab/></text:p>
      <text:p text:style-name="P2"><draw:frame text:anchor-type="paragraph" draw:z-index="8" draw:name="Shape3" draw:style-name="gr8" draw:text-style-name="P9" svg:width="1.4276in" svg:height="0.7677in" svg:x="5.6909in" svg:y="0.0791in"><draw:text-box><text:p>One hot encoding for previous delivery location (from dtree data)</text:p></draw:text-box></draw:frame>previous_delivery_location_425add28-d77d-421c-8686-96ed08c6a873</text:p>
      <text:p text:style-name="P2">previous_delivery_location_77175f2c-30f0-4978-bfb6-fc899cca2f38</text:p>
      <text:p text:style-name="P2">previous_delivery_location_At home/in the community<text:tab/></text:p>
      <text:p text:style-name="P2">previous_delivery_location_Health facility<text:tab/></text:p>
      <text:p text:style-name="P2">previous_delivery_location_bc99cc79-8311-4f34-90a8-04ebde6dd398<text:tab/></text:p>
      <text:p text:style-name="P2"/>
      <text:p text:style-name="P2"/>
      <text:p text:style-name="P2"><draw:custom-shape text:anchor-type="paragraph" draw:z-index="10" draw:name="Shape1" draw:style-name="gr10" draw:text-style-name="P8" svg:width="0.2606in" svg:height="0.798in" svg:x="5.211in" svg:y="0.0543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drinking_water_349ad360-fd5b-11e3-a3ac-0800200c9a66<text:tab/>drinking_water_surface-water<text:tab/></text:p>
      <text:p text:style-name="P2"><draw:frame text:anchor-type="paragraph" draw:z-index="11" draw:name="Shape3" draw:style-name="gr4" draw:text-style-name="P9" svg:width="1.4276in" svg:height="0.576in" svg:x="5.639in" svg:y="0.0398in"><draw:text-box><text:p>One hot encoding for drinking water (from dtree data)</text:p></draw:text-box></draw:frame>drinking_water_tap-pump-home<text:tab/></text:p>
      <text:p text:style-name="P2">drinking_water_tap-pump-outside-compound<text:tab/></text:p>
      <text:p text:style-name="P2">drinking_water_well<text:tab/></text:p>
      <text:p text:style-name="P2">drinking_water_well-home<text:tab/></text:p>
      <text:p text:style-name="P2"><draw:custom-shape text:anchor-type="paragraph" draw:z-index="12" draw:name="Shape1" draw:style-name="gr9" draw:text-style-name="P8" svg:width="0.2606in" svg:height="1.0315in" svg:x="5.211in" svg:y="0.1417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13" draw:name="Shape3" draw:style-name="gr4" draw:text-style-name="P9" svg:width="1.4276in" svg:height="0.576in" svg:x="5.639in" svg:y="0.1272in"><draw:text-box><text:p>One hot encoding for education completed (from dtree data)</text:p></draw:text-box></draw:frame></text:p>
      <text:p text:style-name="P2"/>
      <text:p text:style-name="P2">education_completed-primary<text:tab/></text:p>
      <text:p text:style-name="P2">education_completed-secondary<text:tab/></text:p>
      <text:p text:style-name="P2">education_higher-education<text:tab/></text:p>
      <text:p text:style-name="P2">education_some-primary<text:tab/></text:p>
      <text:p text:style-name="P2">education_some-secondary<text:tab/></text:p>
      <text:p text:style-name="P2"><draw:frame text:anchor-type="paragraph" draw:z-index="15" draw:name="Shape3" draw:style-name="gr4" draw:text-style-name="P9" svg:width="1.4276in" svg:height="0.576in" svg:x="5.6909in" svg:y="0.1457in"><draw:text-box><text:p>One hot encoding for electricity (from dtree data)</text:p></draw:text-box></draw:frame></text:p>
      <text:p text:style-name="P2"><draw:custom-shape text:anchor-type="paragraph" draw:z-index="14" draw:name="Shape1" draw:style-name="gr11" draw:text-style-name="P8" svg:width="0.2606in" svg:height="0.4689in" svg:x="5.2634in" svg:y="0.0165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2">electricity_False<text:tab/></text:p>
      <text:p text:style-name="P2">electricity_True<text:tab/></text:p>
      <text:p text:style-name="P2"><draw:custom-shape text:anchor-type="paragraph" draw:z-index="16" draw:name="Shape1" draw:style-name="gr12" draw:text-style-name="P8" svg:width="0.2606in" svg:height="0.748in" svg:x="5.211in" svg:y="0.0791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17" draw:name="Shape3" draw:style-name="gr4" draw:text-style-name="P9" svg:width="1.4276in" svg:height="0.576in" svg:x="5.639in" svg:y="0.0646in"><draw:text-box><text:p>One hot encoding for floor (from dtree data)</text:p></draw:text-box></draw:frame></text:p>
      <text:p text:style-name="P2">floor_349ad360-fd5b-11e3-a3ac-0800200c9a66<text:tab/></text:p>
      <text:p text:style-name="P2">floor_concrete<text:tab/>floor_dirt<text:tab/></text:p>
      <text:p text:style-name="P2">floor_plastic-mat<text:tab/></text:p>
      <text:p text:style-name="P2">floor_tiles<text:tab/></text:p>
      <text:p text:style-name="P2"><draw:custom-shape text:anchor-type="paragraph" draw:z-index="18" draw:name="Shape1" draw:style-name="gr13" draw:text-style-name="P8" svg:width="0.2606in" svg:height="0.8169in" svg:x="5.211in" svg:y="0.1665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19" draw:name="Shape3" draw:style-name="gr4" draw:text-style-name="P9" svg:width="1.4276in" svg:height="0.576in" svg:x="5.639in" svg:y="0.152in"><draw:text-box><text:p>One hot encoding for roof (from dtree data)</text:p></draw:text-box></draw:frame></text:p>
      <text:p text:style-name="P2">roof_349ad360-fd5b-11e3-a3ac-0800200c9a66<text:tab/></text:p>
      <text:p text:style-name="P2">roof_corrugated-iron-sheets<text:tab/></text:p>
      <text:p text:style-name="P2">roof_scrap-corrugated-iron<text:tab/></text:p>
      <text:p text:style-name="P2">roof_thatched<text:tab/>roof_tiles-shingles<text:tab/></text:p>
      <text:p text:style-name="P2"/>
      <text:p text:style-name="P2"><draw:custom-shape text:anchor-type="paragraph" draw:z-index="20" draw:name="Shape1" draw:style-name="gr14" draw:text-style-name="P8" svg:width="0.2606in" svg:height="1.3476in" svg:x="5.211in" svg:y="0.0173in"><text:p/><draw:enhanced-geometry svg:viewBox="0 0 21600 21600" draw:glue-points="0 0 0 21600 21600 10800" draw:text-areas="0 ?f9 7800 ?f10" draw:type="right-brace" draw:modifiers="1800 12074.1885625966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shehia_Bambi<text:tab/></text:p>
      <text:p text:style-name="P2">shehia_Bandamaji<text:tab/></text:p>
      <text:p text:style-name="P2">shehia_Binguni<text:tab/></text:p>
      <text:p text:style-name="P2"><draw:frame text:anchor-type="paragraph" draw:z-index="21" draw:name="Shape3" draw:style-name="gr15" draw:text-style-name="P9" svg:width="1.4276in" svg:height="0.9594in" svg:x="5.6071in" svg:y="0.0126in"><draw:text-box><text:p>One hot encoding for shehia (from dtree data) (adds a lot of columns as a lot of different shehias)</text:p></draw:text-box></draw:frame>shehia_Bopwe<text:tab/>shehia_Bwejuu<text:tab/></text:p>
      <text:p text:style-name="P2">shehia_Bwereu<text:tab/></text:p>
      <text:p text:style-name="P2">shehia_Chaani Kubwa<text:tab/></text:p>
      <text:p text:style-name="P2">shehia_Chaani Masingini<text:tab/></text:p>
      <text:p text:style-name="P2"><draw:line text:anchor-type="paragraph" draw:z-index="22" draw:name="Shape4" draw:style-name="gr16" draw:text-style-name="P10" svg:x1="5.211in" svg:y1="0.0228in" svg:x2="5.2008in" svg:y2="2.0437in"><text:p/></draw:line>shehia_Chambani<text:tab/></text:p>
      <text:p text:style-name="P2">shehia_Changaweni<text:tab/></text:p>
      <text:p text:style-name="P2">shehia_Chanjaani<text:tab/></text:p>
      <text:p text:style-name="P2">shehia_Chimba<text:tab/></text:p>
      <text:p text:style-name="P2">shehia_Chokocho<text:tab/></text:p>
      <text:p text:style-name="P2">shehia_Chonga<text:tab/></text:p>
      <text:p text:style-name="P2">shehia_Chumbageni<text:tab/></text:p>
      <text:p text:style-name="P2">shehia_Chutama<text:tab/></text:p>
      <text:p text:style-name="P2">shehia_Chwaka<text:tab/></text:p>
      <text:p text:style-name="P2">shehia_Chwale<text:tab/></text:p>
      <text:p text:style-name="P2"><text:soft-page-break/>shehia_Dimani<text:tab/></text:p>
      <text:p text:style-name="P2">shehia_Dodo<text:tab/></text:p>
      <text:p text:style-name="P2">shehia_Donge <text:s/>Mchangani<text:tab/></text:p>
      <text:p text:style-name="P2">shehia_Donge Karange<text:tab/></text:p>
      <text:p text:style-name="P2">shehia_Donge Mbiji<text:tab/></text:p>
      <text:p text:style-name="P2">shehia_Donge Mtambile<text:tab/></text:p>
      <text:p text:style-name="P2">shehia_Dunga Bweni<text:tab/></text:p>
      <text:p text:style-name="P2">shehia_Fujoni<text:tab/></text:p>
      <text:p text:style-name="P2">shehia_Fukuchani<text:tab/></text:p>
      <text:p text:style-name="P2">shehia_Fuoni Kibondeni<text:tab/></text:p>
      <text:p text:style-name="P2">shehia_Fuoni Kijito Upele<text:tab/></text:p>
      <text:p text:style-name="P2">shehia_Gamba<text:tab/></text:p>
      <text:p text:style-name="P2">shehia_Ghana<text:tab/></text:p>
      <text:p text:style-name="P2">shehia_Jambiani Kikadini<text:tab/></text:p>
      <text:p text:style-name="P2">shehia_Jendele<text:tab/></text:p>
      <text:p text:style-name="P2">shehia_Jombwe<text:tab/></text:p>
      <text:p text:style-name="P2">shehia_Jongowe<text:tab/></text:p>
      <text:p text:style-name="P2">shehia_Jumbi<text:tab/></text:p>
      <text:p text:style-name="P2">shehia_Junguni<text:tab/></text:p>
      <text:p text:style-name="P2">shehia_Kambini<text:tab/></text:p>
      <text:p text:style-name="P2">shehia_Kangagani<text:tab/></text:p>
      <text:p text:style-name="P2">shehia_Kendwa<text:tab/></text:p>
      <text:p text:style-name="P2">shehia_Kengeja<text:tab/></text:p>
      <text:p text:style-name="P2">shehia_Kianga<text:tab/></text:p>
      <text:p text:style-name="P2">shehia_Kibeni<text:tab/>shehia_Kibokoni<text:tab/></text:p>
      <text:p text:style-name="P2">shehia_Kibuteni<text:tab/></text:p>
      <text:p text:style-name="P2">shehia_Kichungwani<text:tab/></text:p>
      <text:p text:style-name="P2">shehia_Kidimni<text:tab/></text:p>
      <text:p text:style-name="P2">shehia_Kidoti<text:tab/>shehia_Kihinani<text:tab/></text:p>
      <text:p text:style-name="P2">shehia_Kijini<text:tab/>shehia_Kikungwi<text:tab/></text:p>
      <text:p text:style-name="P2">shehia_Kilimani<text:tab/></text:p>
      <text:p text:style-name="P2">shehia_Kilindi<text:tab/>shehia_Kinduni<text:tab/></text:p>
      <text:p text:style-name="P2"><draw:line text:anchor-type="paragraph" draw:z-index="26" draw:name="Shape4" draw:style-name="gr16" draw:text-style-name="P10" svg:x1="5.2004in" svg:y1="-0.0201in" svg:x2="5.1693in" svg:y2="10.1362in"><text:p/></draw:line>shehia_Kinowe<text:tab/></text:p>
      <text:p text:style-name="P2">shehia_Kinuni<text:tab/>shehia_Kinyasini<text:tab/></text:p>
      <text:p text:style-name="P2">shehia_Kipangani<text:tab/></text:p>
      <text:p text:style-name="P2">shehia_Kisauni<text:tab/></text:p>
      <text:p text:style-name="P2">shehia_Kisiwa Panza<text:tab/></text:p>
      <text:p text:style-name="P2">shehia_Kitope<text:tab/>shehia_Kiungoni<text:tab/></text:p>
      <text:p text:style-name="P2">shehia_Kiuyu Kigongoni<text:tab/></text:p>
      <text:p text:style-name="P2">shehia_Kiuyu Mbuyuni<text:tab/></text:p>
      <text:p text:style-name="P2">shehia_Kiuyu Minungwini<text:tab/></text:p>
      <text:p text:style-name="P2">shehia_Kivunge<text:tab/></text:p>
      <text:p text:style-name="P2">shehia_Kiwani<text:tab/></text:p>
      <text:p text:style-name="P2">shehia_Kizimbani<text:tab/></text:p>
      <text:p text:style-name="P2">shehia_Kizimkazi Dimbani<text:tab/></text:p>
      <text:p text:style-name="P2">shehia_Kizimkazi Mkunguni<text:tab/></text:p>
      <text:p text:style-name="P2">shehia_Koani<text:tab/></text:p>
      <text:p text:style-name="P2">shehia_Kojani<text:tab/></text:p>
      <text:p text:style-name="P2">shehia_Kombeni<text:tab/></text:p>
      <text:p text:style-name="P2">shehia_Konde<text:tab/></text:p>
      <text:p text:style-name="P2">shehia_Kuukuu<text:tab/></text:p>
      <text:p text:style-name="P2">shehia_Kwale<text:tab/></text:p>
      <text:p text:style-name="P2"><draw:line text:anchor-type="paragraph" draw:z-index="23" draw:name="Shape4" draw:style-name="gr16" draw:text-style-name="P10" svg:x1="5.2004in" svg:y1="-0.0201in" svg:x2="5.1693in" svg:y2="10.1362in"><text:p/></draw:line><text:soft-page-break/>shehia_Madungu<text:tab/></text:p>
      <text:p text:style-name="P2">shehia_Mafufuni<text:tab/></text:p>
      <text:p text:style-name="P2">shehia_Mahonda<text:tab/></text:p>
      <text:p text:style-name="P2">shehia_Makoba<text:tab/></text:p>
      <text:p text:style-name="P2">shehia_Makoongwe<text:tab/></text:p>
      <text:p text:style-name="P2">shehia_Matale<text:tab/></text:p>
      <text:p text:style-name="P2">shehia_Matemwe<text:tab/></text:p>
      <text:p text:style-name="P2">shehia_Maungani<text:tab/></text:p>
      <text:p text:style-name="P2">shehia_Maziwa Ng'ombe<text:tab/></text:p>
      <text:p text:style-name="P2">shehia_Maziwani<text:tab/></text:p>
      <text:p text:style-name="P2">shehia_Mbaleni<text:tab/></text:p>
      <text:p text:style-name="P2">shehia_Mbuguani<text:tab/></text:p>
      <text:p text:style-name="P2">shehia_Mbuyuni<text:tab/></text:p>
      <text:p text:style-name="P2">shehia_Mbuzini<text:tab/></text:p>
      <text:p text:style-name="P2">shehia_Mchangani<text:tab/></text:p>
      <text:p text:style-name="P2">shehia_Melinne<text:tab/></text:p>
      <text:p text:style-name="P2">shehia_Mgagadu<text:tab/></text:p>
      <text:p text:style-name="P2">shehia_Mgambo<text:tab/></text:p>
      <text:p text:style-name="P2">shehia_Mgelema<text:tab/></text:p>
      <text:p text:style-name="P2">shehia_Mgeni Haji<text:tab/></text:p>
      <text:p text:style-name="P2">shehia_Michenzani<text:tab/></text:p>
      <text:p text:style-name="P2">shehia_Micheweni<text:tab/></text:p>
      <text:p text:style-name="P2">shehia_Michungwani<text:tab/></text:p>
      <text:p text:style-name="P2">shehia_Minazini<text:tab/></text:p>
      <text:p text:style-name="P2">shehia_Misufini<text:tab/></text:p>
      <text:p text:style-name="P2">shehia_Miwani<text:tab/></text:p>
      <text:p text:style-name="P2">shehia_Mizingani<text:tab/></text:p>
      <text:p text:style-name="P2">shehia_Mjimbini<text:tab/></text:p>
      <text:p text:style-name="P2">shehia_Mjini Ole<text:tab/></text:p>
      <text:p text:style-name="P2">shehia_Mjini Wingwi<text:tab/></text:p>
      <text:p text:style-name="P2">shehia_Mkokotoni<text:tab/></text:p>
      <text:p text:style-name="P2">shehia_Mkoroshoni<text:tab/></text:p>
      <text:p text:style-name="P2">shehia_Mkwajuni<text:tab/></text:p>
      <text:p text:style-name="P2">shehia_Moga<text:tab/></text:p>
      <text:p text:style-name="P2">shehia_Mpapa<text:tab/>shehia_Msuka Magharibi<text:tab/></text:p>
      <text:p text:style-name="P2">shehia_Msuka Mashariki<text:tab/></text:p>
      <text:p text:style-name="P2">shehia_Mtambile<text:tab/></text:p>
      <text:p text:style-name="P2">shehia_Mtambwe Kaskazini<text:tab/></text:p>
      <text:p text:style-name="P2">shehia_Mtambwe Kusini<text:tab/></text:p>
      <text:p text:style-name="P2">shehia_Mtangani<text:tab/></text:p>
      <text:p text:style-name="P2">shehia_Mtemani<text:tab/></text:p>
      <text:p text:style-name="P2">shehia_Mtende<text:tab/></text:p>
      <text:p text:style-name="P2">shehia_Mto wa Pwani<text:tab/></text:p>
      <text:p text:style-name="P2">shehia_Mtufaani<text:tab/></text:p>
      <text:p text:style-name="P2">shehia_Muambe<text:tab/></text:p>
      <text:p text:style-name="P2">shehia_Muwanda<text:tab/></text:p>
      <text:p text:style-name="P2">shehia_Muyuni A<text:tab/></text:p>
      <text:p text:style-name="P2">shehia_Mvumoni<text:tab/></text:p>
      <text:p text:style-name="P2">shehia_Mwanyanya<text:tab/></text:p>
      <text:p text:style-name="P2">shehia_Mwera<text:tab/>shehia_Mzuri<text:tab/></text:p>
      <text:p text:style-name="P2">shehia_Ndagoni<text:tab/></text:p>
      <text:p text:style-name="P2">shehia_Ndijani Muembe Punda<text:tab/></text:p>
      <text:p text:style-name="P2"><draw:line text:anchor-type="paragraph" draw:z-index="24" draw:name="Shape4" draw:style-name="gr16" draw:text-style-name="P10" svg:x1="5.1799in" svg:y1="-0.0665in" svg:x2="5.0965in" svg:y2="7.6417in"><text:p/></draw:line><text:soft-page-break/>shehia_Ng'ambwa<text:tab/></text:p>
      <text:p text:style-name="P2">shehia_Ng'ombeni<text:tab/></text:p>
      <text:p text:style-name="P2">shehia_Nganani<text:tab/></text:p>
      <text:p text:style-name="P2">shehia_Ngwachani<text:tab/></text:p>
      <text:p text:style-name="P2">shehia_Nungwi<text:tab/></text:p>
      <text:p text:style-name="P2">shehia_Paje<text:tab/></text:p>
      <text:p text:style-name="P2">shehia_Pangawe<text:tab/></text:p>
      <text:p text:style-name="P2">shehia_Pete<text:tab/></text:p>
      <text:p text:style-name="P2">shehia_Piki<text:tab/></text:p>
      <text:p text:style-name="P2">shehia_Pitanazako<text:tab/></text:p>
      <text:p text:style-name="P2">shehia_Pujini<text:tab/></text:p>
      <text:p text:style-name="P2">shehia_Pwani Mchangani<text:tab/></text:p>
      <text:p text:style-name="P2">shehia_Shengejuu<text:tab/></text:p>
      <text:p text:style-name="P2">shehia_Shumba Mjini<text:tab/></text:p>
      <text:p text:style-name="P2"><text:span text:style-name="T6">s</text:span>hehia_Shumba Viamboni<text:tab/></text:p>
      <text:p text:style-name="P2">shehia_Sizini<text:tab/>shehia_Stahabu<text:tab/></text:p>
      <text:p text:style-name="P2">shehia_Tasani<text:tab/></text:p>
      <text:p text:style-name="P2">shehia_Tazari<text:tab/></text:p>
      <text:p text:style-name="P2">shehia_Tibirinzi<text:tab/></text:p>
      <text:p text:style-name="P2">shehia_Tomondo<text:tab/></text:p>
      <text:p text:style-name="P2">shehia_Tumbatu Gomani<text:tab/></text:p>
      <text:p text:style-name="P2">shehia_Tumbe Magharibi<text:tab/></text:p>
      <text:p text:style-name="P2">shehia_Ukunjwi<text:tab/></text:p>
      <text:p text:style-name="P2">shehia_Ukutini<text:tab/></text:p>
      <text:p text:style-name="P2">shehia_Umbuji<text:tab/></text:p>
      <text:p text:style-name="P2">shehia_Unguja Ukuu Kaepwani<text:tab/></text:p>
      <text:p text:style-name="P2">shehia_Upenja<text:tab/></text:p>
      <text:p text:style-name="P2">shehia_Uroa<text:tab/></text:p>
      <text:p text:style-name="P2">shehia_Uwandani<text:tab/></text:p>
      <text:p text:style-name="P2">shehia_Uweleni<text:tab/></text:p>
      <text:p text:style-name="P2">shehia_Uzi<text:tab/></text:p>
      <text:p text:style-name="P2">shehia_Uzini<text:tab/></text:p>
      <text:p text:style-name="P2">shehia_Vitongoji<text:tab/></text:p>
      <text:p text:style-name="P2">shehia_Wambaa<text:tab/></text:p>
      <text:p text:style-name="P2">shehia_Wara<text:tab/></text:p>
      <text:p text:style-name="P2">shehia_Wesha<text:tab/></text:p>
      <text:p text:style-name="P2">shehia_Wingwi Mapofu<text:tab/></text:p>
      <text:p text:style-name="P2">shehia_Wingwi Njuguni<text:tab/></text:p>
      <text:p text:style-name="P2">shehia_Zingwe Zingwe<text:tab/></text:p>
      <text:p text:style-name="P2">shehia_Ziwani<text:tab/>shehia_low_count<text:tab/></text:p>
      <text:p text:style-name="P2"><draw:frame text:anchor-type="paragraph" draw:z-index="27" draw:name="Shape6" draw:style-name="gr15" draw:text-style-name="P9" svg:width="1.6461in" svg:height="0.9594in" svg:x="5.4299in" svg:y="0.0898in"><draw:text-box><text:p>One hot encoding of status of shehia, found from <text:a xlink:href="https://www.citypopulation.de/en/tanzania/zanzibar/admin/" xlink:type="simple">https://www.citypopulation.de/en/tanzania/zanzibar/admin/</text:a><text:s/></text:p></draw:text-box></draw:frame></text:p>
      <text:p text:style-name="P2"><draw:custom-shape text:anchor-type="paragraph" draw:z-index="25" draw:name="Shape5" draw:style-name="gr17" draw:text-style-name="P8" svg:width="0.2713in" svg:height="0.5941in" svg:x="5.1071in" svg:y="0.0335in"><text:p/><draw:enhanced-geometry svg:viewBox="0 0 21600 21600" draw:glue-points="0 0 0 21600 21600 10800" draw:text-areas="0 ?f9 7800 ?f10" draw:type="right-brace" draw:modifiers="1800 11199.441730635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status_Mixed Ward<text:tab/></text:p>
      <text:p text:style-name="P2">s<text:span text:style-name="T1">t</text:span>atus_Rural Ward<text:tab/></text:p>
      <text:p text:style-name="P2">status_Urban Ward<text:span text:style-name="T7">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otted" draw:display-name="Fine Dotted" draw:style="rect" draw:dots1="1" draw:distance="0.1799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4T15:37:42.516643354</meta:creation-date>
    <dc:date>2020-08-26T19:39:13.352649357</dc:date>
    <meta:editing-duration>PT5H47M1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5" meta:paragraph-count="234" meta:word-count="358" meta:character-count="4811" meta:non-whitespace-character-count="4443"/>
  </office:meta>
</office:document-meta>
</file>